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orizontal_20_Line"/>
      <text:h text:style-name="Heading_20_1" text:outline-level="1"><text:span text:style-name="Strong_20_Emphasis">FICHE PROJET – GerMaCrise</text:span></text:h>
      <text:p text:style-name="Text_20_body"><text:span text:style-name="Strong_20_Emphasis">Version : V0.2.6-Dev 03</text:span></text:p>
      <text:p text:style-name="Horizontal_20_Line"/>
      <text:h text:style-name="Heading_20_2" text:outline-level="2"><text:span text:style-name="Strong_20_Emphasis">1. Objectif</text:span></text:h>
      <text:p text:style-name="Text_20_body">GerMaCrise est une application POC destinée à <text:span text:style-name="Strong_20_Emphasis">aider à la gestion de crise en mode offline</text:span>, offrant la visualisation de cartes, le suivi d’informations, la gestion documentaire et la gestion des utilisateurs.</text:p>
      <text:p text:style-name="Horizontal_20_Line"/>
      <text:h text:style-name="Heading_20_2" text:outline-level="2"><text:span text:style-name="Strong_20_Emphasis">2. Technologies</text:span></text:h>
      <text:list text:style-name="L1">
        <text:list-item>
          <text:p text:style-name="P1"><text:span text:style-name="Strong_20_Emphasis">Frontend :</text:span> HTML5, CSS3, JavaScript</text:p>
        </text:list-item>
        <text:list-item>
          <text:p text:style-name="P1"><text:span text:style-name="Strong_20_Emphasis">Cartographie :</text:span> <text:span text:style-name="Source_20_Text">.pmtiles</text:span> (offline), Gaulix (online)</text:p>
        </text:list-item>
        <text:list-item>
          <text:p text:style-name="P1"><text:span text:style-name="Strong_20_Emphasis">Données :</text:span> JSON pour documents</text:p>
        </text:list-item>
        <text:list-item>
          <text:p text:style-name="P1"><text:span text:style-name="Strong_20_Emphasis">Navigation :</text:span> Menu principal + sous-menus, iframe pour contenu</text:p>
        </text:list-item>
        <text:list-item>
          <text:p text:style-name="P1"><text:span text:style-name="Strong_20_Emphasis">Fonctionnement :</text:span> 100% hors-ligne possible</text:p>
        </text:list-item>
      </text:list>
      <text:p text:style-name="Horizontal_20_Line"/>
      <text:h text:style-name="Heading_20_2" text:outline-level="2"><text:span text:style-name="Strong_20_Emphasis">3. Structure</text:span></text:h>
      <text:list text:style-name="L2">
        <text:list-item>
          <text:p text:style-name="P2"><text:span text:style-name="Strong_20_Emphasis">Header :</text:span> Logo cliquable, titre, sous-titre, horloge, bouton thème</text:p>
        </text:list-item>
        <text:list-item>
          <text:p text:style-name="P2"><text:span text:style-name="Strong_20_Emphasis">Menu principal :</text:span></text:p>
          <text:list>
            <text:list-item>
              <text:p text:style-name="P2"><text:span text:style-name="Strong_20_Emphasis">GerMaCrise</text:span> – Cartographie offline/online, lieux d’accueil, annuaires</text:p>
            </text:list-item>
            <text:list-item>
              <text:p text:style-name="P2"><text:span text:style-name="Strong_20_Emphasis">Activation</text:span> – Gestion de l’activation</text:p>
            </text:list-item>
            <text:list-item>
              <text:p text:style-name="P2"><text:span text:style-name="Strong_20_Emphasis">Gestion documentaire</text:span> – Accès direct sans sous-menu</text:p>
            </text:list-item>
            <text:list-item>
              <text:p text:style-name="P2"><text:span text:style-name="Strong_20_Emphasis">Paramétrage</text:span> – Options, Utilisateurs, Structures</text:p>
            </text:list-item>
            <text:list-item>
              <text:p text:style-name="P2"><text:span text:style-name="Strong_20_Emphasis">À propos</text:span> – Informations projet et contributeurs</text:p>
            </text:list-item>
          </text:list>
        </text:list-item>
        <text:list-item>
          <text:p text:style-name="P2"><text:span text:style-name="Strong_20_Emphasis">Contenu :</text:span> Iframe chargé dynamiquement selon le menu</text:p>
        </text:list-item>
      </text:list>
      <text:p text:style-name="Horizontal_20_Line"/>
      <text:h text:style-name="Heading_20_2" text:outline-level="2"><text:span text:style-name="Strong_20_Emphasis">4. Fonctionnalités</text:span></text:h>
      <text:h text:style-name="Heading_20_3" text:outline-level="3"><text:span text:style-name="Strong_20_Emphasis">Gestion documentaire</text:span></text:h>
      <text:list text:style-name="L3">
        <text:list-item>
          <text:p text:style-name="P3">Liste filtrable et triable</text:p>
        </text:list-item>
        <text:list-item>
          <text:p text:style-name="P3"><text:soft-page-break/>Ajouter / Modifier documents : nom, type, date, description, fichier (local ou URL), mots-clés</text:p>
        </text:list-item>
        <text:list-item>
          <text:p text:style-name="P3">Prévisualisation dans iframe : texte, PDF, image</text:p>
        </text:list-item>
        <text:list-item>
          <text:p text:style-name="P3">Export / Import JSON</text:p>
        </text:list-item>
      </text:list>
      <text:h text:style-name="Heading_20_3" text:outline-level="3"><text:span text:style-name="Strong_20_Emphasis">Navigation et UI</text:span></text:h>
      <text:list text:style-name="L4">
        <text:list-item>
          <text:p text:style-name="P4">Menu dynamique avec sous-menus expansibles</text:p>
        </text:list-item>
        <text:list-item>
          <text:p text:style-name="P4">Thème clair / sombre</text:p>
        </text:list-item>
        <text:list-item>
          <text:p text:style-name="P4">Horloge locale mise à jour automatiquement</text:p>
        </text:list-item>
      </text:list>
      <text:h text:style-name="Heading_20_3" text:outline-level="3"><text:span text:style-name="Strong_20_Emphasis">Pages principales</text:span></text:h>
      <text:list text:style-name="L5">
        <text:list-item>
          <text:p text:style-name="P5"><text:span text:style-name="Strong_20_Emphasis">Cartoff.html</text:span> – Cartographie offline</text:p>
        </text:list-item>
        <text:list-item>
          <text:p text:style-name="P5"><text:span text:style-name="Strong_20_Emphasis">Gestion_documents.html</text:span> – Documents</text:p>
        </text:list-item>
        <text:list-item>
          <text:p text:style-name="P5"><text:span text:style-name="Strong_20_Emphasis">Apropos.html</text:span> – Informations projet</text:p>
        </text:list-item>
        <text:list-item>
          <text:p text:style-name="P5"><text:span text:style-name="Strong_20_Emphasis">Paramétrage</text:span> – Gestion utilisateurs et structures</text:p>
        </text:list-item>
      </text:list>
      <text:p text:style-name="Horizontal_20_Line"/>
      <text:h text:style-name="Heading_20_2" text:outline-level="2"><text:span text:style-name="Strong_20_Emphasis">5. Particularités techniques</text:span></text:h>
      <text:list text:style-name="L6">
        <text:list-item>
          <text:p text:style-name="P6">Gestion des erreurs iframe avec animation et message</text:p>
        </text:list-item>
        <text:list-item>
          <text:p text:style-name="P6">Prévisualisation de fichiers avec fallback si type non supporté</text:p>
        </text:list-item>
        <text:list-item>
          <text:p text:style-name="P6">Choix de fichier local ou URL pour documents</text:p>
        </text:list-item>
        <text:list-item>
          <text:p text:style-name="P6">Stockage local et fonctionnement offline</text:p>
        </text:list-item>
      </text:list>
      <text:p text:style-name="Horizontal_20_Line"/>
      <text:h text:style-name="Heading_20_2" text:outline-level="2"><text:span text:style-name="Strong_20_Emphasis">6. Version actuelle</text:span></text:h>
      <text:list text:style-name="L7">
        <text:list-item>
          <text:p text:style-name="P7"><text:span text:style-name="Strong_20_Emphasis">V0.2.6-Dev 03</text:span></text:p>
        </text:list-item>
        <text:list-item>
          <text:p text:style-name="P7">Améliorations :</text:p>
          <text:list>
            <text:list-item>
              <text:p text:style-name="P7">Correction affichage complet des listes dans Apropos</text:p>
            </text:list-item>
            <text:list-item>
              <text:p text:style-name="P7">Gestion documentaire améliorée (fichier local/URL)</text:p>
            </text:list-item>
            <text:list-item>
              <text:p text:style-name="P7">Mise à jour visuelle du thème appliquée à iframe</text:p>
            </text:list-item>
          </text:list>
        </text:list-item>
      </text:list>
      <text:p text:style-name="Horizontal_20_Line"/>
      <text:h text:style-name="Heading_20_2" text:outline-level="2"><text:span text:style-name="Strong_20_Emphasis">7. Perspectives d’évolution</text:span></text:h>
      <text:list text:style-name="L8">
        <text:list-item>
          <text:p text:style-name="P8">Tri et recherche avancée dans tableau documents</text:p>
        </text:list-item>
        <text:list-item>
          <text:p text:style-name="P8">Authentification et gestion des droits utilisateurs</text:p>
        </text:list-item>
        <text:list-item>
          <text:p text:style-name="P8"><text:soft-page-break/>Sauvegarde automatique locale</text:p>
        </text:list-item>
        <text:list-item>
          <text:p text:style-name="P8">Support de cartes vectorielles interactives supplémentaires</text:p>
        </text:list-item>
      </text:list>
      <text:p text:style-name="Horizontal_20_Line"/>
      <text:p text:style-name="Text_20_body">💡 <text:span text:style-name="Strong_20_Emphasis">Résumé :</text:span> GerMaCrise est un outil pratique, flexible, et entièrement adaptable pour la gestion de crise en offline, avec une interface moderne, un menu clair, et une gestion documentaire centralisée.</text:p>
      <text:p text:style-name="Horizontal_20_Line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5:16:55.553289000</meta:creation-date>
    <dc:date>2025-09-24T05:18:27.784632800</dc:date>
    <meta:editing-duration>PT1M33S</meta:editing-duration>
    <meta:editing-cycles>1</meta:editing-cycles>
    <meta:document-statistic meta:table-count="0" meta:image-count="0" meta:object-count="0" meta:page-count="3" meta:paragraph-count="51" meta:word-count="341" meta:character-count="2281" meta:non-whitespace-character-count="2018"/>
    <meta:generator>LibreOffice/25.8.0.4$Windows_X86_64 LibreOffice_project/48f00303701489684e67c38c28aff00cd5929e67</meta:generator>
  </office:meta>
</office:document-meta>
</file>